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087C94BBB1C.jpg" manifest:media-type="image/jpeg"/>
  <manifest:file-entry manifest:full-path="Pictures/2000000B00000E0B000004E3EC4142E8.svm" manifest:media-type=""/>
  <manifest:file-entry manifest:full-path="Pictures/2000000800005C690000251DC3F9A80B.svm" manifest:media-type=""/>
  <manifest:file-entry manifest:full-path="Pictures/10000000000004E50000021474E2DD04.png" manifest:media-type="image/png"/>
  <manifest:file-entry manifest:full-path="Pictures/100000000000006E000000F1858055A1.jpg" manifest:media-type="image/jpeg"/>
  <manifest:file-entry manifest:full-path="Pictures/10000000000002FF00000173380F8550.png" manifest:media-type="image/png"/>
  <manifest:file-entry manifest:full-path="Pictures/10000201000002AD0000027A7553A484.png" manifest:media-type="image/png"/>
  <manifest:file-entry manifest:full-path="Pictures/10000000000000FA00000087E29A8D54.jpg" manifest:media-type="image/jpeg"/>
  <manifest:file-entry manifest:full-path="Pictures/10000000000004E2000000E70E782358.png" manifest:media-type="image/png"/>
  <manifest:file-entry manifest:full-path="Pictures/10000000000004E70000010F019DCFCC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4" svg:font-family="'Liberation Sans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7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95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6cm" fo:min-width="0cm"/>
    </style:style>
    <style:style style:name="gr18" style:family="graphic" style:parent-style-name="objectwithoutfill">
      <style:graphic-properties svg:stroke-color="#111111" draw:fill="none" draw:fill-color="#314004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 style:writing-mode="lr-tb"/>
      <style:text-properties style:font-name="微软雅黑" style:font-name-asian="微软雅黑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05cm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top="0cm" fo:margin-bottom="0.05cm"/>
      <style:text-properties fo:font-size="10.5pt" style:font-size-asian="10.5pt" style:font-size-complex="10.5pt"/>
    </style:style>
    <style:style style:name="P12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3" style:family="paragraph">
      <style:paragraph-properties fo:text-align="star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color="#ffffff" style:font-name="微软雅黑" fo:font-size="12pt" style:font-name-asian="微软雅黑" style:font-size-asian="12pt" style:font-size-complex="12pt"/>
    </style:style>
    <style:style style:name="P16" style:family="paragraph">
      <style:paragraph-properties fo:margin-top="0.2cm" fo:margin-bottom="0cm"/>
    </style:style>
    <style:style style:name="P17" style:family="paragraph">
      <style:paragraph-properties fo:margin-top="0.2cm" fo:margin-bottom="0cm"/>
      <style:text-properties fo:font-size="10.5pt" style:font-size-asian="10.5pt" style:font-size-complex="10.5pt"/>
    </style:style>
    <style:style style:name="T1" style:family="text">
      <style:text-properties fo:color="#000000" fo:font-size="27pt" style:font-size-asian="27pt" style:font-name-complex="Arial1" style:font-size-complex="27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normal" style:letter-kerning="true" style:font-name-asian="微软雅黑1" style:font-size-asian="10.5pt" style:font-style-asian="normal" style:font-weight-asian="normal" style:font-name-complex="Times New Roman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style:font-size-asian="14pt" style:font-name-complex="Times New Roman" style:font-size-complex="14pt"/>
    </style:style>
    <style:style style:name="T12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iberation Sans" fo:font-size="14pt" fo:font-style="normal" fo:text-shadow="none" style:text-underline-style="none" fo:font-weight="normal" style:letter-kerning="true" style:font-name-asian="微软雅黑1" style:font-size-asian="14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Liberation Sans4" fo:font-size="16pt" style:font-name-asian="Liberation Sans4" style:font-size-asian="16pt" style:font-name-complex="Liberation Sans4" style:font-size-complex="16pt"/>
    </style:style>
    <style:style style:name="T15" style:family="text">
      <style:text-properties fo:color="#ffffff" style:font-name="微软雅黑" fo:font-size="12pt" style:font-name-asian="微软雅黑" style:font-size-asian="12pt" style:font-size-complex="12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color="#000000" style:text-outline="false" style:text-line-through-style="none" style:font-name="Liberation Sans" fo:font-size="10.5pt" fo:font-style="normal" fo:text-shadow="none" style:text-underline-style="none" fo:font-weight="bold" style:letter-kerning="true" style:font-name-asian="微软雅黑1" style:font-size-asian="10.5pt" style:font-style-asian="normal" style:font-weight-asian="bold" style:font-name-complex="Times New Roman" style:font-size-complex="10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483cm" svg:x="1cm" svg:y="1.021cm">
          <draw:text-box>
            <text:p text:style-name="P2"><text:span text:style-name="T1">生日快乐（</text:span><text:span text:style-name="T1">C</text:span><text:span text:style-name="T1">）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4.028cm" svg:height="0cm" svg:x="11.621cm" svg:y="6.332cm" svg:viewBox="0 0 4029 0" draw:points="0,0 4029,0">
          <text:p/>
        </draw:polygon>
        <draw:polygon draw:style-name="gr6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7" draw:text-style-name="P4" draw:layer="layout" svg:width="0cm" svg:height="0cm" svg:x="19.901cm" svg:y="6.332cm" svg:viewBox="0 0 0 0" draw:points="0,0">
          <text:p/>
        </draw:polygon>
        <draw:polygon draw:style-name="gr7" draw:text-style-name="P4" draw:layer="layout" svg:width="0cm" svg:height="0cm" svg:x="19.901cm" svg:y="4.416cm" svg:viewBox="0 0 0 0" draw:points="0,0">
          <text:p/>
        </draw:polygon>
        <draw:polygon draw:style-name="gr5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3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6.473cm" svg:height="1.885cm" svg:x="2.801cm" svg:y="3.3cm">
          <draw:text-box>
            <text:p text:style-name="P7"><text:span text:style-name="T4">● </text:span><text:span text:style-name="T4">右手轮换手指的双音拨弦</text:span></text:p>
            <text:p text:style-name="P7"><text:span text:style-name="T4">● </text:span><text:span text:style-name="T4">左手</text:span><text:span text:style-name="T4">C</text:span><text:span text:style-name="T4">和弦指型</text:span></text:p>
            <text:p text:style-name="P7"><text:span text:style-name="T5">● </text:span><text:span text:style-name="T5">做好练习要比弹好这首曲子更重要</text:span></text:p>
          </draw:text-box>
        </draw:frame>
        <draw:line draw:style-name="gr9" draw:text-style-name="P4" draw:layer="layout" svg:x1="1.301cm" svg:y1="5.2cm" svg:x2="10.801cm" svg:y2="5.2cm">
          <text:p/>
        </draw:line>
        <draw:frame draw:style-name="gr8" draw:text-style-name="P6" draw:layer="layout" svg:width="1.772cm" svg:height="1.521cm" svg:x="1.101cm" svg:y="5.479cm">
          <draw:text-box>
            <text:p><text:span text:style-name="T3">关联</text:span></text:p>
            <text:p><text:span text:style-name="T3">练习</text:span></text:p>
          </draw:text-box>
        </draw:frame>
        <draw:frame draw:style-name="gr8" draw:text-style-name="P11" draw:layer="layout" svg:width="5.34cm" svg:height="1.785cm" svg:x="2.801cm" svg:y="5.4cm">
          <draw:text-box>
            <text:p text:style-name="P9"><text:span text:style-name="T4">● </text:span><text:span text:style-name="T4">1</text:span><text:span text:style-name="T6">-</text:span><text:span text:style-name="T7">按弦与双音的综合练习</text:span><text:span text:style-name="T7">-1</text:span></text:p>
            <text:p text:style-name="P9"><text:span text:style-name="T7">● </text:span><text:span text:style-name="T7">1</text:span><text:span text:style-name="T8">-</text:span><text:span text:style-name="T5">按弦与双音的综合练习</text:span><text:span text:style-name="T5">-2</text:span></text:p>
            <text:p text:style-name="P10"><text:span text:style-name="T7">● </text:span><text:span text:style-name="T7">1</text:span><text:span text:style-name="T6">-</text:span><text:span text:style-name="T6">生日快乐（</text:span><text:span text:style-name="T6">C</text:span><text:span text:style-name="T6">）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517cm" svg:height="1.4cm" svg:x="1.584cm" svg:y="8.4cm">
          <draw:text-box>
            <text:p><text:span text:style-name="T9">LEVEL</text:span></text:p>
          </draw:text-box>
        </draw:frame>
        <draw:frame draw:style-name="gr8" draw:text-style-name="P14" draw:layer="layout" svg:width="8.186cm" svg:height="0.89cm" svg:x="1.474cm" svg:y="9.971cm">
          <draw:text-box>
            <text:p text:style-name="P13"><text:span text:style-name="T10">练习：</text:span><text:span text:style-name="T11">1-</text:span><text:span text:style-name="T12">按弦与双音的综合练习</text:span><text:span text:style-name="T12">-1</text:span></text:p>
          </draw:text-box>
        </draw:frame>
        <draw:frame draw:style-name="gr8" draw:text-style-name="P14" draw:layer="layout" svg:width="7.227cm" svg:height="0.89cm" svg:x="1.474cm" svg:y="19.21cm">
          <draw:text-box>
            <text:p text:style-name="P13"><text:span text:style-name="T10">指弹曲目：</text:span><text:span text:style-name="T10">1</text:span><text:span text:style-name="T13">-</text:span><text:span text:style-name="T13">生日快乐（</text:span><text:span text:style-name="T13">C</text:span><text:span text:style-name="T13">）</text:span></text:p>
          </draw:text-box>
        </draw:frame>
        <draw:frame draw:style-name="gr1" draw:text-style-name="P4" draw:layer="layout" svg:width="17.011cm" svg:height="3.672cm" svg:x="1.29cm" svg:y="15.328cm">
          <draw:image xlink:href="Pictures/10000000000004E70000010F019DCFCC.png" xlink:type="simple" xlink:show="embed" xlink:actuate="onLoad">
            <text:p/>
          </draw:image>
        </draw:frame>
        <draw:frame draw:style-name="gr1" draw:text-style-name="P4" draw:layer="layout" svg:width="17.211cm" svg:height="3.18cm" svg:x="1.289cm" svg:y="11.1cm">
          <draw:image xlink:href="Pictures/10000000000004E2000000E70E782358.png" xlink:type="simple" xlink:show="embed" xlink:actuate="onLoad">
            <text:p/>
          </draw:image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frame draw:style-name="gr8" draw:text-style-name="P14" draw:layer="layout" svg:width="8.186cm" svg:height="0.89cm" svg:x="1.475cm" svg:y="14.4cm">
          <draw:text-box>
            <text:p text:style-name="P13"><text:span text:style-name="T10">练习：</text:span><text:span text:style-name="T13">1-</text:span><text:span text:style-name="T12">按弦与双音的综合练习</text:span><text:span text:style-name="T12">-2</text:span></text:p>
          </draw:text-box>
        </draw:frame>
        <draw:frame draw:style-name="gr1" draw:text-style-name="P4" draw:layer="layout" svg:width="8.427cm" svg:height="4.076cm" svg:x="11.3cm" svg:y="3.424cm">
          <draw:image xlink:href="Pictures/10000000000002FF00000173380F8550.png" xlink:type="simple" xlink:show="embed" xlink:actuate="onLoad">
            <text:p/>
          </draw:image>
        </draw:frame>
        <draw:frame draw:style-name="gr1" draw:text-style-name="P4" draw:layer="layout" svg:width="18cm" svg:height="7.642cm" svg:x="1.3cm" svg:y="20.034cm">
          <draw:image xlink:href="Pictures/10000000000004E50000021474E2DD04.png" xlink:type="simple" xlink:show="embed" xlink:actuate="onLoad">
            <text:p/>
          </draw:image>
        </draw:frame>
        <draw:frame draw:style-name="gr13" draw:layer="layout" svg:width="0.275cm" svg:height="0.599cm" svg:x="16.659cm" svg:y="19.12cm">
          <draw:image xlink:href="Pictures/100000000000006E000000F1858055A1.jpg" xlink:type="simple" xlink:show="embed" xlink:actuate="onLoad">
            <text:p/>
          </draw:image>
        </draw:frame>
        <draw:frame draw:style-name="gr14" draw:text-style-name="P10" draw:layer="layout" svg:width="0.959cm" svg:height="0.628cm" svg:x="17.05cm" svg:y="19.072cm">
          <draw:text-box>
            <text:p text:style-name="P10"><text:span text:style-name="T14">=70</text:span></text:p>
          </draw:text-box>
        </draw:frame>
        <draw:path draw:style-name="gr15" draw:layer="layout" svg:width="0.633cm" svg:height="1.443cm" svg:x="4.166cm" svg:y="8.156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</draw:page>
      <draw:page draw:name="page2" draw:style-name="dp1" draw:master-page-name="默认">
        <draw:frame draw:style-name="gr1" draw:text-style-name="P4" draw:layer="layout" svg:width="18.999cm" svg:height="7.629cm" svg:x="1.001cm" svg:y="2.7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1.2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18.999cm" svg:height="7.629cm" svg:x="1.002cm" svg:y="19.871cm">
          <draw:image xlink:href="Pictures/2000000800005C690000251DC3F9A80B.svm" xlink:type="simple" xlink:show="embed" xlink:actuate="onLoad">
            <text:p/>
          </draw:image>
        </draw:frame>
        <draw:frame draw:style-name="gr1" draw:text-style-name="P4" draw:layer="layout" svg:width="2.194cm" svg:height="0.763cm" svg:x="1.306cm" svg:y="3.25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5" draw:layer="layout" svg:width="1.603cm" svg:height="0.806cm" svg:x="1.6cm" svg:y="3.271cm">
          <draw:text-box>
            <text:p><text:span text:style-name="T15">重 <text:s/>点</text:span></text:p>
          </draw:text-box>
        </draw:frame>
        <draw:frame draw:style-name="gr16" draw:text-style-name="P17" draw:layer="layout" svg:width="11.183cm" svg:height="4.119cm" svg:x="1.7cm" svg:y="4.3cm">
          <draw:text-box>
            <text:p text:style-name="P16"><text:span text:style-name="T4">1</text:span><text:span text:style-name="T4">、左手要保持</text:span><text:span text:style-name="T4">C</text:span><text:span text:style-name="T4">和弦的指型是演奏本首曲目的关键；</text:span></text:p>
            <text:p text:style-name="P16"><text:span text:style-name="T4">2</text:span><text:span text:style-name="T4">、左手小指按弦和快速找到位置能让本曲目更顺畅；</text:span></text:p>
            <text:p text:style-name="P16"><text:span text:style-name="T4">3</text:span><text:span text:style-name="T4">、右手拨弦时要与左手按弦同步，经过练习慢慢找到这种同步的</text:span></text:p>
            <text:p text:style-name="P16"><text:span text:style-name="T4"><text:s text:c="5"/></text:span><text:span text:style-name="T4">感觉。</text:span></text:p>
            <text:p text:style-name="P16"><text:span text:style-name="T4">注意：右手的手型对比右侧图片，找到需要改进的地方，尤其是小</text:span></text:p>
            <text:p text:style-name="P16"><text:span text:style-name="T4"><text:s text:c="5"/></text:span><text:span text:style-name="T4">指的位置。</text:span></text:p>
          </draw:text-box>
        </draw:frame>
        <draw:frame draw:style-name="gr1" draw:text-style-name="P4" draw:layer="layout" svg:width="2.194cm" svg:height="0.763cm" svg:x="1.306cm" svg:y="11.6cm">
          <draw:image xlink:href="Pictures/2000000B00000E0B000004E3EC4142E8.svm" xlink:type="simple" xlink:show="embed" xlink:actuate="onLoad">
            <text:p/>
          </draw:image>
        </draw:frame>
        <draw:frame draw:style-name="gr17" draw:text-style-name="P15" draw:layer="layout" svg:width="2.195cm" svg:height="2.106cm" svg:x="1.305cm" svg:y="11.6cm">
          <draw:text-box>
            <text:p><text:span text:style-name="T15">练习计划</text:span></text:p>
          </draw:text-box>
        </draw:frame>
        <draw:frame draw:style-name="gr1" draw:text-style-name="P4" draw:layer="layout" svg:width="2.194cm" svg:height="0.763cm" svg:x="1.306cm" svg:y="20.4cm">
          <draw:image xlink:href="Pictures/2000000B00000E0B000004E3EC4142E8.svm" xlink:type="simple" xlink:show="embed" xlink:actuate="onLoad">
            <text:p/>
          </draw:image>
        </draw:frame>
        <draw:frame draw:style-name="gr8" draw:text-style-name="P15" draw:layer="layout" svg:width="1.772cm" svg:height="0.806cm" svg:x="1.601cm" svg:y="20.394cm">
          <draw:text-box>
            <text:p><text:span text:style-name="T15">疑问？</text:span></text:p>
          </draw:text-box>
        </draw:frame>
        <draw:frame draw:style-name="gr8" draw:text-style-name="P17" draw:layer="layout" svg:width="17.812cm" svg:height="5.488cm" svg:x="1.7cm" svg:y="12.8cm">
          <draw:text-box>
            <text:p text:style-name="P16"><text:span text:style-name="T4">建议每天练习时长：</text:span><text:span text:style-name="T4">20</text:span><text:span text:style-name="T4">分钟；</text:span></text:p>
            <text:p text:style-name="P16"><text:span text:style-name="T4">练习方法：</text:span></text:p>
            <text:p text:style-name="P16"><text:span text:style-name="T4">以《</text:span><text:span text:style-name="T8">指弹曲目：</text:span><text:span text:style-name="T8">1-</text:span><text:span text:style-name="T8">生日快乐（</text:span><text:span text:style-name="T8">C</text:span><text:span text:style-name="T8">）</text:span><text:span text:style-name="T4">》作为作业，用脚打拍子来控制速度。</text:span></text:p>
            <text:p text:style-name="P16"><text:span text:style-name="T16">注意：</text:span><text:span text:style-name="T17">指弹曲目：</text:span><text:span text:style-name="T17">1-</text:span><text:span text:style-name="T17">生日快乐（</text:span><text:span text:style-name="T17">C</text:span><text:span text:style-name="T17">）</text:span><text:span text:style-name="T16">中左右手指的分配。</text:span></text:p>
            <text:p text:style-name="P16"><text:span text:style-name="T4">●</text:span><text:span text:style-name="T4">合格：节拍器速度</text:span><text:span text:style-name="T4">60</text:span><text:span text:style-name="T4">演奏本曲目；</text:span></text:p>
            <text:p text:style-name="P16"><text:span text:style-name="T4">●</text:span><text:span text:style-name="T4">目标：节拍器速度</text:span><text:span text:style-name="T4">70</text:span><text:span text:style-name="T4">演奏本曲目；</text:span></text:p>
            <text:p text:style-name="P16"><text:span text:style-name="T4">在练习中发现的困难请记录在下方答疑中，大象吉他俱乐部的老师会在下节课针对这些问题进行讲解和做有</text:span></text:p>
            <text:p text:style-name="P16"><text:span text:style-name="T4">针对性的基础练习。</text:span></text:p>
          </draw:text-box>
        </draw:frame>
        <draw:line draw:style-name="gr18" draw:text-style-name="P4" draw:layer="layout" svg:x1="1.8cm" svg:y1="22.3cm" svg:x2="19.4cm" svg:y2="22.3cm">
          <text:p/>
        </draw:line>
        <draw:line draw:style-name="gr18" draw:text-style-name="P4" draw:layer="layout" svg:x1="1.801cm" svg:y1="23.301cm" svg:x2="19.401cm" svg:y2="23.301cm">
          <text:p/>
        </draw:line>
        <draw:line draw:style-name="gr18" draw:text-style-name="P4" draw:layer="layout" svg:x1="1.801cm" svg:y1="24.301cm" svg:x2="19.401cm" svg:y2="24.301cm">
          <text:p/>
        </draw:line>
        <draw:line draw:style-name="gr18" draw:text-style-name="P4" draw:layer="layout" svg:x1="1.801cm" svg:y1="25.301cm" svg:x2="19.401cm" svg:y2="25.301cm">
          <text:p/>
        </draw:line>
        <draw:line draw:style-name="gr18" draw:text-style-name="P4" draw:layer="layout" svg:x1="1.802cm" svg:y1="26.302cm" svg:x2="19.402cm" svg:y2="26.302cm">
          <text:p/>
        </draw:lin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3" draw:layer="layout" svg:width="19cm" svg:height="1.483cm" svg:x="1cm" svg:y="1.022cm">
          <draw:text-box>
            <text:p text:style-name="P2"><text:span text:style-name="T1">生日快乐（</text:span><text:span text:style-name="T1">C</text:span><text:span text:style-name="T1">）</text:span></text:p>
          </draw:text-box>
        </draw:frame>
        <draw:frame draw:style-name="gr12" draw:text-style-name="P4" draw:layer="layout" svg:width="18.123cm" svg:height="16.774cm" svg:x="1.54cm" svg:y="3.084cm">
          <draw:image xlink:href="Pictures/10000201000002AD0000027A7553A484.pn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2.9cm">
          <draw:image xlink:href="Pictures/10000000000000FA00000087E29A8D54.jpg" xlink:type="simple" xlink:show="embed" xlink:actuate="onLoad">
            <text:p/>
          </draw:image>
        </draw:frame>
        <draw:frame draw:style-name="gr1" draw:text-style-name="P4" draw:layer="layout" svg:width="6.614cm" svg:height="3.571cm" svg:x="13.1cm" svg:y="6.529cm">
          <draw:image xlink:href="Pictures/10000000000000FA00000087C94BBB1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ans4" svg:font-family="'Liberation Sans'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1-14T12:14:16.453000000</dc:date>
    <meta:editing-duration>PT45M57S</meta:editing-duration>
    <meta:editing-cycles>12</meta:editing-cycles>
    <meta:generator>捷速PDF编辑器/1.0.0.0$Windows_x86 LibreOffice_project/100$Build-0</meta:generator>
    <meta:document-statistic meta:object-count="57"/>
  </office:meta>
</office:document-meta>
</file>